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date" office:date-value="2014-05-09">
            <text:p text:style-name="Table_20_Contents">Friday, 9 Ma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date" office:date-value="2014-06-22">
            <text:p text:style-name="Table_20_Contents">Sunday, 22 June 2014</text:p>
          </table:table-cell>
          <table:table-cell table:style-name="RevisionHistory.B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date" office:date-value="2014-07-17">
            <text:p text:style-name="Table_20_Contents">Thursday, 17 Jul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information to observation sources section.</text:p>
            <text:p text:style-name="Table_20_Contents">Changed Model Information dialog figures to show tab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39</meta:editing-cycles>
    <dc:date>2014-07-17T00:19:59</dc:date>
    <meta:editing-duration>PT9H45M26S</meta:editing-duration>
    <meta:document-statistic meta:table-count="1" meta:image-count="0" meta:object-count="0" meta:page-count="1" meta:paragraph-count="27" meta:word-count="118" meta:character-count="758"/>
  </office:meta>
</office:document-meta>
</file>